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4d8cb" officeooo:paragraph-rsid="0004d8cb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Button is a user interface control which is used to perform an action whenever the user clicks or tap on it.</text:p>
      <text:p text:style-name="P1">=&gt; Generally, a Button contains a text or an icon or both</text:p>
      <text:p text:style-name="P1">=&gt; There are different types of buttons:</text:p>
      <text:p text:style-name="P1">+ ImageButton</text:p>
      <text:p text:style-name="P1">+ ToggleButton</text:p>
      <text:p text:style-name="P1">+ Radio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17:45.902711384</meta:creation-date>
    <meta:generator>LibreOffice/6.2.7.1$Linux_X86_64 LibreOffice_project/20$Build-1</meta:generator>
    <dc:date>2019-10-04T15:38:02.093076407</dc:date>
    <meta:editing-duration>PT9M49S</meta:editing-duration>
    <meta:editing-cycles>1</meta:editing-cycles>
    <meta:document-statistic meta:table-count="0" meta:image-count="0" meta:object-count="0" meta:page-count="1" meta:paragraph-count="6" meta:word-count="48" meta:character-count="257" meta:non-whitespace-character-count="215"/>
  </office:meta>
</office:document-meta>
</file>